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8.5cm"/>
      <style:paragraph-properties style:writing-mode="lr-tb"/>
    </style:style>
    <style:style style:name="gr3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5cm"/>
      <style:paragraph-properties style:writing-mode="lr-tb"/>
    </style:style>
    <style:style style:name="gr4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8.5cm"/>
      <style:paragraph-properties style:writing-mode="lr-tb"/>
    </style:style>
    <style:style style:name="gr5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8.5cm"/>
      <style:paragraph-properties style:writing-mode="lr-tb"/>
    </style:style>
    <style:style style:name="gr6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8.5cm"/>
      <style:paragraph-properties style:writing-mode="lr-tb"/>
    </style:style>
    <style:style style:name="gr7" style:family="graphic" style:parent-style-name="standard">
      <style:graphic-properties draw:marker-start="Linienspitzen_20_2" draw:marker-end="" draw:textarea-vertical-align="middle"/>
    </style:style>
    <style:style style:name="gr8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3.75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4pt" style:font-size-complex="14pt"/>
    </style:style>
    <style:style style:name="P7" style:family="paragraph"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6cm" svg:height="0.75cm" svg:x="1cm" svg:y="1.75cm">
          <text:p text:style-name="P1"><text:span text:style-name="T1">Löschangriff N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9cm" svg:height="0.75cm" svg:x="8cm" svg:y="1.75cm">
          <text:p text:style-name="P1"><text:span text:style-name="T1">Män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0.75cm" svg:x="1cm" svg:y="1cm">
          <text:p text:style-name="P2">Diszipl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cm" svg:height="0.75cm" svg:x="8cm" svg:y="1cm">
          <text:p text:style-name="P2"><text:span text:style-name="T2">Wertungs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9cm" svg:height="0.75cm" svg:x="8cm" svg:y="4cm">
          <text:p text:style-name="P2"><text:span text:style-name="T2">Wertu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cm" svg:height="0.75cm" svg:x="8cm" svg:y="6.5cm">
          <text:p text:style-name="P2"><text:span text:style-name="T2">Ergebni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5cm" svg:y1="4cm" svg:x2="4cm" svg:y2="2.5cm" draw:start-shape="id1" draw:start-glue-point="0" draw:end-shape="id2" draw:end-glue-point="2" svg:d="M12500 4000c0-1125-8500-375-8500-1500" svg:viewBox="0 0 8501 1501">
          <text:p/>
        </draw:connector>
        <draw:connector draw:style-name="gr7" draw:text-style-name="P4" draw:layer="layout" draw:type="curve" svg:x1="12.5cm" svg:y1="4cm" svg:x2="12.5cm" svg:y2="2.5cm" draw:start-shape="id1" draw:start-glue-point="0" draw:end-shape="id3" draw:end-glue-point="2" svg:d="M12500 4000v-1500" svg:viewBox="0 0 1 1501">
          <text:p/>
        </draw:connector>
        <draw:connector draw:style-name="gr7" draw:text-style-name="P4" draw:layer="layout" draw:type="curve" svg:x1="10.125cm" svg:y1="7.25cm" svg:x2="12.5cm" svg:y2="5.5cm" draw:start-shape="id4" draw:end-shape="id5" draw:end-glue-point="2" svg:d="M10125 7250c0-1312 2375-438 2375-1750" svg:viewBox="0 0 2376 1751">
          <text:p/>
        </draw:connector>
        <draw:custom-shape draw:style-name="gr8" draw:text-style-name="P3" xml:id="id6" draw:id="id6" draw:layer="layout" svg:width="5.5cm" svg:height="0.75cm" svg:x="0.5cm" svg:y="7.75cm">
          <text:p text:style-name="P2">Startlis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5.5cm" svg:height="0.75cm" svg:x="0.5cm" svg:y="8.5cm">
          <text:p text:style-name="P5"><text:span text:style-name="T3">Lö</text:span><text:span text:style-name="T3">sc</text:span><text:span text:style-name="T3">ha</text:span><text:span text:style-name="T3">ng</text:span><text:span text:style-name="T3">riff </text:span><text:span text:style-name="T3">- </text:span><text:span text:style-name="T3">La</text:span><text:span text:style-name="T3">uf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5.5cm" svg:height="0.75cm" svg:x="0.5cm" svg:y="9.25cm">
          <text:p text:style-name="P6"><text:span text:style-name="T3">Löschangriff - Lauf 2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3.25cm" svg:y1="7.75cm" svg:x2="4.028cm" svg:y2="2.5cm" draw:start-shape="id6" draw:start-glue-point="0" svg:d="M3250 7750c0-4312 778-1688 778-5250" svg:viewBox="0 0 779 5251">
          <text:p/>
        </draw:connector>
        <draw:connector draw:style-name="gr7" draw:text-style-name="P4" draw:layer="layout" draw:type="curve" svg:x1="10.125cm" svg:y1="8cm" svg:x2="6cm" svg:y2="9.625cm" draw:start-shape="id4" draw:start-glue-point="2" draw:end-shape="id7" draw:end-glue-point="1" svg:d="M10125 8000c0 1084-1375 1625-4125 1625" svg:viewBox="0 0 4126 1626">
          <text:p/>
        </draw:connector>
        <draw:connector draw:style-name="gr7" draw:text-style-name="P4" draw:layer="layout" draw:type="curve" svg:x1="14.875cm" svg:y1="8cm" svg:x2="6cm" svg:y2="10.375cm" draw:start-shape="id8" draw:start-glue-point="2" draw:end-shape="id9" draw:end-glue-point="1" svg:d="M14875 8000c0 1584-2958 2375-8875 2375" svg:viewBox="0 0 8876 2376">
          <text:p/>
        </draw:connector>
        <draw:connector draw:style-name="gr7" draw:text-style-name="P4" draw:layer="layout" draw:type="curve" svg:x1="10.125cm" svg:y1="8cm" svg:x2="6cm" svg:y2="8.875cm" draw:start-shape="id4" draw:start-glue-point="2" draw:end-shape="id10" draw:end-glue-point="1" svg:d="M10125 8000c0 584-1375 875-4125 875" svg:viewBox="0 0 4126 876">
          <text:p/>
        </draw:connector>
        <draw:custom-shape draw:style-name="gr2" draw:text-style-name="P7" xml:id="id5" draw:id="id5" draw:layer="layout" svg:width="9cm" svg:height="0.75cm" svg:x="8cm" svg:y="4.75cm">
          <text:p text:style-name="P7"><text:span text:style-name="T3">LA – Mä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4.25cm" svg:height="0.75cm" svg:x="8cm" svg:y="7.25cm">
          <text:p text:style-name="P7"><text:span text:style-name="T3">LA – Mä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4.25cm" svg:height="0.75cm" svg:x="12.75cm" svg:y="7.25cm">
          <text:p text:style-name="P7"><text:span text:style-name="T3">LA – Final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4.875cm" svg:y1="7.25cm" svg:x2="12.5cm" svg:y2="5.5cm" draw:start-shape="id8" draw:start-glue-point="0" draw:end-shape="id5" draw:end-glue-point="2" svg:d="M14875 7250c0-1312-2375-438-2375-1750" svg:viewBox="0 0 2376 1751">
          <text:p/>
        </draw:connector>
        <draw:custom-shape draw:style-name="gr9" draw:text-style-name="P5" xml:id="id9" draw:id="id9" draw:layer="layout" svg:width="5.5cm" svg:height="0.75cm" svg:x="0.5cm" svg:y="10cm">
          <text:p text:style-name="P5"><text:span text:style-name="T3">Löschangriff - Fina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0:07.185379417</meta:creation-date>
    <dc:date>2024-07-24T21:10:36.051370521</dc:date>
    <meta:editing-duration>PT1H58M26S</meta:editing-duration>
    <meta:editing-cycles>8</meta:editing-cycles>
    <meta:generator>LibreOffice/7.3.7.2$Linux_X86_64 LibreOffice_project/30$Build-2</meta:generator>
    <meta:document-statistic meta:object-count="21"/>
  </office:meta>
</office:document-meta>
</file>